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Roboto, Oxygen, Ubuntu, Cantarell, 'Open Sans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05e9b9" officeooo:paragraph-rsid="0005e9b9"/>
    </style:style>
    <style:style style:name="P2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0762f8" officeooo:paragraph-rsid="000762f8"/>
    </style:style>
    <style:style style:name="P3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paragraph-rsid="000f8643"/>
    </style:style>
    <style:style style:name="P4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0762f8" officeooo:paragraph-rsid="000e4ea6"/>
    </style:style>
    <style:style style:name="P5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0762f8" officeooo:paragraph-rsid="000f8643"/>
    </style:style>
    <style:style style:name="P6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0d85bb" officeooo:paragraph-rsid="000f8643"/>
    </style:style>
    <style:style style:name="P7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0899a8" officeooo:paragraph-rsid="000f8643"/>
    </style:style>
    <style:style style:name="P8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0e4ea6" officeooo:paragraph-rsid="000e4ea6"/>
    </style:style>
    <style:style style:name="P9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0e4ea6" officeooo:paragraph-rsid="000f8643"/>
    </style:style>
    <style:style style:name="P10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1031c2" officeooo:paragraph-rsid="0010fef1"/>
    </style:style>
    <style:style style:name="P11" style:family="paragraph" style:parent-style-name="Text_20_body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normal" officeooo:rsid="0011ca9b" officeooo:paragraph-rsid="0011ca9b"/>
    </style:style>
    <style:style style:name="P12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bold" style:font-weight-asian="bold" style:font-weight-complex="bold"/>
    </style:style>
    <style:style style:name="P13" style:family="paragraph" style:parent-style-name="Text_20_body" style:list-style-name="L1">
      <style:paragraph-properties fo:margin-top="0in" fo:margin-bottom="0.1043in" loext:contextual-spacing="false" fo:orphans="2" fo:widows="2"/>
      <style:text-properties fo:font-variant="normal" fo:text-transform="none" fo:color="#333333" style:font-name="apple-system" fo:font-size="12pt" fo:letter-spacing="normal" fo:font-style="normal" fo:font-weight="bold" officeooo:rsid="001031c2" officeooo:paragraph-rsid="001031c2" style:font-weight-asian="bold" style:font-weight-complex="bold"/>
    </style:style>
    <style:style style:name="P14" style:family="paragraph" style:parent-style-name="Text_20_body" style:list-style-name="L1">
      <style:paragraph-properties fo:margin-top="0in" fo:margin-bottom="0.1043in" loext:contextual-spacing="false" fo:orphans="2" fo:widows="2"/>
    </style:style>
    <style:style style:name="P15" style:family="paragraph" style:parent-style-name="Text_20_body">
      <style:paragraph-properties fo:margin-top="0in" fo:margin-bottom="0.1043in" loext:contextual-spacing="false" fo:orphans="2" fo:widows="2"/>
      <style:text-properties officeooo:rsid="0011ca9b" officeooo:paragraph-rsid="0011ca9b"/>
    </style:style>
    <style:style style:name="P16" style:family="paragraph" style:parent-style-name="Text_20_body">
      <style:paragraph-properties fo:margin-top="0in" fo:margin-bottom="0.1043in" loext:contextual-spacing="false" fo:orphans="2" fo:widows="2"/>
      <style:text-properties officeooo:rsid="0011ca9b" officeooo:paragraph-rsid="0013c375"/>
    </style:style>
    <style:style style:name="T1" style:family="text">
      <style:text-properties officeooo:rsid="00076f93"/>
    </style:style>
    <style:style style:name="T2" style:family="text">
      <style:text-properties officeooo:rsid="000adcfd"/>
    </style:style>
    <style:style style:name="T3" style:family="text">
      <style:text-properties officeooo:rsid="000e4ea6"/>
    </style:style>
    <style:style style:name="T4" style:family="text">
      <style:text-properties fo:font-variant="normal" fo:text-transform="none" fo:color="#333333" style:font-name="apple-system" fo:font-size="12pt" fo:letter-spacing="normal" fo:font-style="normal" fo:font-weight="normal"/>
    </style:style>
    <style:style style:name="T5" style:family="text">
      <style:text-properties fo:font-variant="normal" fo:text-transform="none" fo:color="#333333" style:font-name="apple-system" fo:font-size="12pt" fo:letter-spacing="normal" fo:font-style="normal" fo:font-weight="normal" officeooo:rsid="0013c375"/>
    </style:style>
    <style:style style:name="T6" style:family="text">
      <style:text-properties officeooo:rsid="000f8643"/>
    </style:style>
    <style:style style:name="T7" style:family="text">
      <style:text-properties officeooo:rsid="001031c2"/>
    </style:style>
    <style:style style:name="T8" style:family="text">
      <style:text-properties officeooo:rsid="0010fef1"/>
    </style:style>
    <style:style style:name="T9" style:family="text">
      <style:text-properties style:text-position="super 58%"/>
    </style:style>
    <style:style style:name="T10" style:family="text">
      <style:text-properties officeooo:rsid="0013c375"/>
    </style:style>
    <text:list-style style:name="L1">
      <text:list-level-style-number text:level="1" text:style-name="Numbering_20_Symbols" style:num-suffix="." style:num-format="1">
        <style:list-level-properties text:space-before="0.4909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664684450230175264" text:style-name="L1">
        <text:list-item>
          <text:p text:style-name="P13">Opening: Batch 3D printing is awesome, get in on it.</text:p>
        </text:list-item>
      </text:list>
      <text:p text:style-name="P1"><text:span text:style-name="T7">Image: </text:span>Show clips of existing 3D printer clusters (lulzbot, Prusa research) and cool 3D printing projects <text:span text:style-name="T6">(LEGO longboard, OpenBCI)</text:span>.</text:p>
      <text:p text:style-name="P1"><text:span text:style-name="T7">Text: 3D printing for small batch production is quickly lowering the barrier to entry for getting a product to market in both cost and lead time, speeding up innovation and encouraging local manufacturing.</text:span></text:p>
      <text:list xml:id="list111538647213015" text:continue-numbering="true" text:style-name="L1">
        <text:list-item>
          <text:p text:style-name="P12">Beauty shot of <text:span text:style-name="T6">Twoolhead. </text:span>About ten seconds.</text:p>
        </text:list-item>
      </text:list>
      <text:p text:style-name="P2"><text:span text:style-name="T3">Image: </text:span>Crowdsupply image of twoolhead, then short video of printing plate of gears or something.</text:p>
      <text:p text:style-name="P2"><text:span text:style-name="T3">Text: </text:span>The Twoolhead builds on one of the most reliable and versatile 3D printers available today and doubles it’s output. </text:p>
      <text:list xml:id="list111538729337928" text:continue-numbering="true" text:style-name="L1">
        <text:list-item>
          <text:p text:style-name="P12">Detail 1: About 15 seconds.</text:p>
        </text:list-item>
      </text:list>
      <text:p text:style-name="P8">Image: <text:s/><text:span text:style-name="T6">Timelapse of twoolhead install on TAZ 6</text:span></text:p>
      <text:p text:style-name="P4"><text:span text:style-name="T10">Text: </text:span>The twoolhead integrates seamlessly with LulzBot<text:span text:style-name="T3">(R)</text:span> TAZ 5 and 6 3D printers, <text:span text:style-name="T10">some of the most heavily tested and used printers on the market.</text:span> <text:span text:style-name="T10">The Twoolhead comes with everything you need to get started in less than 20 minutes. </text:span></text:p>
      <text:list xml:id="list111540271864544" text:continue-numbering="true" text:style-name="L1">
        <text:list-item>
          <text:p text:style-name="P12">Detail 2: <text:span text:style-name="T7">Output &amp; materials. </text:span>About 15 seconds.</text:p>
        </text:list-item>
      </text:list>
      <text:p text:style-name="P3"><text:span text:style-name="T6">Image: short clips of Twoolhead printing / finishing lots of different parts, gears, fan mounts, bottle openers, octopi, etc.</text:span></text:p>
      <text:p text:style-name="P5"><text:span text:style-name="T6">Text: With an output of nearly 700 grams per day of consumer grade printed plastic parts, the twoolhead makes small batch production easier than ever</text:span></text:p>
      <text:p text:style-name="P6">Image: Image of Twoolhead on TAZ 6 with stacks of filament around it</text:p>
      <text:p text:style-name="P5"><text:span text:style-name="T6">Text: The twoolhead is capable of printing with nearly all FFF materials currently available, making it easy to print just the right parts as soon as you need them</text:span></text:p>
      <text:list xml:id="list111538233392642" text:continue-numbering="true" text:style-name="L1">
        <text:list-item>
          <text:p text:style-name="P12">Detail 3: <text:span text:style-name="T7">Open-source. </text:span>About 15 seconds.</text:p>
        </text:list-item>
      </text:list>
      <text:p text:style-name="P9">Image: timelapse of twoolhead being assembled in blender</text:p>
      <text:p text:style-name="P7"><text:span text:style-name="T3">Text: </text:span>The Twoolhead is fully open-source, <text:span text:style-name="T2">and was developed using open source tools. </text:span></text:p>
      <text:p text:style-name="P9">Image: <text:span text:style-name="T6">Timelapse of browsing repo, including logo source and freeCAD source</text:span></text:p>
      <text:p text:style-name="P3"><text:span text:style-name="T3">Text: Having access to the source means that you can tweak, modify and upgrade your printhead over time</text:span></text:p>
      <text:list xml:id="list111538324766033" text:continue-numbering="true" text:style-name="L1">
        <text:list-header>
          <text:p text:style-name="P12"><text:span text:style-name="T10">6. </text:span>Explain who you are… About 15 seconds.</text:p>
        </text:list-header>
      </text:list>
      <text:p text:style-name="P10"><text:soft-page-break/>Image: Gopro video</text:p>
      <text:p text:style-name="P10"><text:span text:style-name="T8">Audio: </text:span>Heya <text:span text:style-name="T10">this is</text:span> <text:span text:style-name="T10">bam with Colorado Printing Project, which is a company I started about 6 months ago designed to speed up the open source development of production oriented 3D printing. I was fortunate enough to spend the last 4 and a half years working in and designing parts for production in the cluster up at Aleph Object’s headquarters. This is a fantastic technology, and I really want to ensure that batch printing technology moves forward quickly and in a way where it isn’t crippled by patents.</text:span></text:p>
      <text:p text:style-name="P11">The first step towards a fully production oriented machine has been to outfit one of the best production printers in the world with the twoolhead, doubling it’s output. I’m currently on the 3<text:span text:style-name="T9">rd</text:span> iteration prototype and the pre-production testing is going well. I have vendors lined up and am ready to produce the first batch of Twoolheads.</text:p>
      <text:list xml:id="list111538768062918" text:continue-numbering="true" text:style-name="L1">
        <text:list-item>
          <text:p text:style-name="P14"><text:span text:style-name="T4">Make it clear that you need the viewers’ help, both in pledging to the project and in spreading the word. End with a clear call to action. About 15 seconds.</text:span></text:p>
        </text:list-item>
      </text:list>
      <text:p text:style-name="P16"><text:span text:style-name="T5">Image: Continued from previous.</text:span></text:p>
      <text:p text:style-name="P16"><text:span text:style-name="T5">Audio: </text:span><text:span text:style-name="T4">I need your help turning this phase of the project into a product, and I will need help in order to continue development of production oriented 3D printing technology. Thanks for supporting the project and happy printing</text:span></text:p>
      <text:p text:style-name="P15"><text:span text:style-name="T4">End: show text of all required attribu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Roboto, Oxygen, Ubuntu, Cantarell, 'Open Sans'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1:03:05.702673026</meta:creation-date>
    <dc:date>2017-10-12T10:32:58.878484092</dc:date>
    <meta:editing-duration>PT3H18M36S</meta:editing-duration>
    <meta:editing-cycles>2</meta:editing-cycles>
    <meta:generator>LibreOffice/5.2.7.2$Linux_X86_64 LibreOffice_project/20m0$Build-2</meta:generator>
    <meta:document-statistic meta:table-count="0" meta:image-count="0" meta:object-count="0" meta:page-count="2" meta:paragraph-count="27" meta:word-count="548" meta:character-count="3240" meta:non-whitespace-character-count="2721"/>
  </office:meta>
</office:document-meta>
</file>